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78000000438AA615DA414EFC6D0.png" manifest:media-type="image/png"/>
  <manifest:file-entry manifest:full-path="Pictures/100000000000078000000438A923986718E2584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4" svg:font-family="'Liberation Sans'" style:font-adornments="Gras" style:font-family-generic="roman" style:font-pitch="variable"/>
    <style:font-face style:name="Liberation Sans2" svg:font-family="'Liberation Sans'" style:font-adornments="Normal"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5" svg:font-family="'Liberation Sans'" style:font-adornments="Gras" style:font-family-generic="swiss" style:font-pitch="variable"/>
    <style:font-face style:name="Liberation Sans3" svg:font-family="'Liberation Sans'"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fo:min-height="0.714cm"/>
    </style:style>
    <style:style style:name="gr2" style:family="graphic">
      <style:graphic-properties style:protect="size"/>
    </style:style>
    <style:style style:name="pr1" style:family="presentation" style:parent-style-name="MEEM_5f_MLHD_5f_presentation_5f_4_5f_3-title">
      <style:graphic-properties draw:stroke="solid" draw:stroke-dash="Line_20_with_20_Fine_20_Dots" svg:stroke-width="0.05cm" svg:stroke-color="#808080" draw:marker-start-width="0.25cm" draw:marker-end-width="0.25cm" draw:stroke-linejoin="round" draw:fill="solid" draw:fill-color="#ffffff" draw:textarea-horizontal-align="justify" draw:textarea-vertical-align="middle" draw:auto-grow-height="true" draw:auto-grow-width="false" fo:min-height="2.182cm" fo:min-width="0cm" fo:padding-top="0.146cm" fo:padding-bottom="0.146cm" fo:padding-left="0.266cm" fo:padding-right="0.266cm" fo:wrap-option="wrap" draw:shadow="visible" draw:shadow-offset-x="0.1cm" draw:shadow-offset-y="0.1cm" draw:shadow-color="#808080"/>
    </style:style>
    <style:style style:name="pr2" style:family="presentation" style:parent-style-name="MEEM_5f_MLHD_5f_presentation_5f_4_5f_3-notes">
      <style:graphic-properties draw:fill-color="#ffffff" draw:auto-grow-height="true" fo:min-height="13.364cm"/>
    </style:style>
    <style:style style:name="pr3" style:family="presentation" style:parent-style-name="MEEM_5f_MLHD_5f_presentation_5f_4_5f_31-outline1">
      <style:graphic-properties draw:auto-grow-height="true" fo:min-height="16.4cm"/>
    </style:style>
    <style:style style:name="pr4" style:family="presentation" style:parent-style-name="MEEM_5f_MLHD_5f_presentation_5f_4_5f_31-notes">
      <style:graphic-properties draw:fill-color="#ffffff" draw:auto-grow-height="true" fo:min-height="13.364cm"/>
    </style:style>
    <style:style style:name="pr5" style:family="presentation" style:parent-style-name="MEEM_5f_MLHD_5f_presentation_5f_4_5f_31-outline1">
      <style:graphic-properties fo:min-height="14.386cm"/>
    </style:style>
    <style:style style:name="pr6" style:family="presentation" style:parent-style-name="MEEM_5f_MLHD_5f_presentation_5f_4_5f_31-notes">
      <style:graphic-properties draw:fill-color="#ffffff" fo:min-height="13.364cm"/>
    </style:style>
    <style:style style:name="pr7" style:family="presentation" style:parent-style-name="MEEM_5f_MLHD_5f_presentation_5f_4_5f_31-outline1">
      <style:graphic-properties fo:min-height="16cm"/>
    </style:style>
    <style:style style:name="P1" style:family="paragraph">
      <style:paragraph-properties fo:text-align="center"/>
    </style:style>
    <style:style style:name="P2" style:family="paragraph">
      <loext:graphic-properties draw:fill="solid" draw:fill-color="#ffffff"/>
      <style:paragraph-properties fo:margin-left="0cm" fo:margin-right="0cm" fo:text-align="center" fo:text-indent="0cm" style:writing-mode="lr-tb" style:font-independent-line-spacing="true"/>
      <style:text-properties fo:font-size="22pt" style:font-size-asian="50pt" style:font-size-complex="50pt"/>
    </style:style>
    <style:style style:name="P3" style:family="paragraph">
      <loext:graphic-properties draw:fill="none"/>
    </style:style>
    <style:style style:name="P4" style:family="paragraph">
      <loext:graphic-properties draw:fill-color="#ffffff"/>
    </style:style>
    <style:style style:name="P5" style:family="paragraph">
      <style:text-properties fo:font-size="16pt" style:font-size-asian="32pt" style:font-size-complex="32pt"/>
    </style:style>
    <style:style style:name="T1" style:family="text">
      <style:text-properties fo:font-size="22pt" style:font-size-asian="50pt" style:font-size-complex="50pt"/>
    </style:style>
    <style:style style:name="T2" style:family="text">
      <style:text-properties fo:font-size="15pt" style:font-size-asian="28pt" style:font-size-complex="28pt"/>
    </style:style>
    <style:style style:name="T3" style:family="text">
      <style:text-properties fo:font-size="14pt" style:font-size-asian="24pt" style:font-size-complex="24pt"/>
    </style:style>
    <style:style style:name="T4" style:family="text">
      <style:text-properties fo:font-size="15pt" style:font-size-asian="32pt" style:font-size-complex="32pt"/>
    </style:style>
    <style:style style:name="T5" style:family="text">
      <style:text-properties fo:font-size="16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style-name="Normal" style:font-charset="x-symbol" fo:color="#666666" fo:font-size="100%"/>
      </text:list-level-style-bullet>
      <text:list-level-style-bullet text:level="2" text:bullet-char="">
        <style:list-level-properties text:space-before="1.5cm" text:min-label-width="0.9cm"/>
        <style:text-properties fo:font-family="Wingdings" style:font-style-name="Normal" style:font-charset="x-symbol" fo:color="#666666" fo:font-size="100%"/>
      </text:list-level-style-bullet>
      <text:list-level-style-bullet text:level="3" text:bullet-char="">
        <style:list-level-properties text:space-before="2.8cm" text:min-label-width="0.8cm"/>
        <style:text-properties fo:font-family="Wingdings" style:font-style-name="Normal" style:font-charset="x-symbol" fo:color="#666666" fo:font-size="100%"/>
      </text:list-level-style-bullet>
      <text:list-level-style-bullet text:level="4" text:bullet-char="">
        <style:list-level-properties text:space-before="2.8cm" text:min-label-width="0.8cm"/>
        <style:text-properties fo:font-family="Wingdings" style:font-style-name="Normal" style:font-charset="x-symbol" fo:color="#666666" fo:font-size="100%"/>
      </text:list-level-style-bullet>
      <text:list-level-style-bullet text:level="5" text:bullet-char="">
        <style:list-level-properties text:space-before="2.8cm" text:min-label-width="0.8cm"/>
        <style:text-properties fo:font-family="Wingdings" style:font-style-name="Normal" style:font-charset="x-symbol" fo:color="#666666" fo:font-size="100%"/>
      </text:list-level-style-bullet>
      <text:list-level-style-number text:level="6" style:num-format="">
        <style:list-level-properties text:space-before="6.6cm" text:min-label-width="0.6cm"/>
        <style:text-properties fo:color="#666666" fo:font-size="45%"/>
      </text:list-level-style-number>
      <text:list-level-style-number text:level="7" style:num-format="">
        <style:list-level-properties text:space-before="7.8cm" text:min-label-width="0.6cm"/>
        <style:text-properties fo:color="#666666" fo:font-size="45%"/>
      </text:list-level-style-number>
      <text:list-level-style-number text:level="8" style:num-format="">
        <style:list-level-properties text:space-before="9cm" text:min-label-width="0.6cm"/>
        <style:text-properties fo:color="#666666" fo:font-size="45%"/>
      </text:list-level-style-number>
      <text:list-level-style-number text:level="9" style:num-format="">
        <style:list-level-properties text:space-before="10.2cm" text:min-label-width="0.6cm"/>
        <style:text-properties fo:color="#666666" fo:font-size="45%"/>
      </text:list-level-style-number>
      <text:list-level-style-number text:level="10" style:num-format="">
        <style:list-level-properties text:space-before="11.4cm" text:min-label-width="0.6cm"/>
        <style:text-properties fo:color="#666666" fo:font-size="45%"/>
      </text:list-level-style-number>
    </text:list-style>
  </office:automatic-styles>
  <office:body>
    <office:presentation>
      <presentation:date-time-decl presentation:name="dtd1" presentation:source="current-date" style:data-style-name="D3"/>
      <draw:page draw:name="titre" draw:style-name="dp1" draw:master-page-name="MEEM_5f_MLHD_5f_presentation_5f_4_5f_3" presentation:presentation-page-layout-name="AL1T1" presentation:use-date-time-name="dtd1">
        <office:forms form:automatic-focus="false" form:apply-design-mode="false"/>
        <draw:frame presentation:style-name="pr1" draw:text-style-name="P2" draw:layer="layout" svg:width="16.4cm" svg:height="2.474cm" svg:x="5.6cm" svg:y="5.126cm" presentation:class="title" presentation:user-transformed="true">
          <draw:text-box draw:corner-radius="1cm">
            <text:p text:style-name="P1"><text:span text:style-name="T1">TÉLÉ PROCÉDURE SIMPLIFIÉE</text:span></text:p>
          </draw:text-box>
        </draw:frame>
        <draw:frame draw:style-name="gr1" draw:text-style-name="P3" draw:layer="layout" svg:width="8.719cm" svg:height="0.964cm" svg:x="9.081cm" svg:y="8.436cm">
          <draw:text-box>
            <text:p>https://tps-v2.apientreprise.fr/</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MEEM_5f_MLHD_5f_presentation_5f_4_5f_31" presentation:presentation-page-layout-name="AL1T1" presentation:use-date-time-name="dtd1">
        <office:forms form:automatic-focus="false" form:apply-design-mode="false"/>
        <draw:frame presentation:style-name="pr3" draw:layer="layout" svg:width="24.509cm" svg:height="16.4cm" svg:x="2.091cm" svg:y="0.8cm" presentation:class="outline" presentation:user-transformed="true">
          <draw:text-box>
            <text:list text:style-name="L2">
              <text:list-item>
                <text:p>TPS, outil résultant d'un contexte politique et juridique :</text:p>
                <text:list>
                  <text:list-item>
                    <text:p><text:span text:style-name="T2">Programme gouvernemental "Dites-le nous une fois" (DLNUF) qui a été fixé comme une des priorités du Comité interministériel pour la modernisation de l'action publique (CIMAP) du 18 décembre 2012. <text:s/></text:span></text:p>
                    <text:list>
                      <text:list-item>
                        <text:p><text:span text:style-name="T3">Deux projets de décrets d'application en cours en février 2017 : décret listant les PJ à supprimer ( pour les entreprises dans le domaine des aides publiques et les particuliers pour leurs démarches administratives) et un décret d’organisation précisant les domaines et procédures concernées par les échanges entre administrations)</text:span></text:p>
                      </text:list-item>
                    </text:list>
                  </text:list-item>
                </text:list>
                <text:p/>
                <text:list>
                  <text:list-item text:start-value="1">
                    <text:p><text:span text:style-name="T2">Annonce par le président en mars 2013 du choc de simplification et en octobre 2014, lancement du "100% Démat Entreprise" pour une mise en œuvre fin décembre 2016 de la dématérialisation de l'ensemble des démarches administratives (anciennement CERFAs) pour les entreprises, </text:span></text:p>
                  </text:list-item>
                  <text:list-item>
                    <text:p><text:span text:style-name="T2">S</text:span><text:span text:style-name="T4">ilence vaut acceptation, présenté comme « une révolution » de l’administration. Au printemps 2013, le Président de la République a souhaité,dans le cadre du choc de simplification, que soit renversé le principe selon lequel le silence de l’administration vaut rejet. Cette décision vise à garantir des délais plus courts dans l’instruction, par l’administration, des demandes qui lui sont adressées.</text:span></text:p>
                    <text:p><text:span text:style-name="T4">La loi n° 2013-1005 du 12 novembre 2013 habilitant le Gouvernement à simplifier les relations entre l’administration et les citoyens a introduit le nouveau principe selon lequel le silence de l’administration vaut acceptation, ce qui constitue une véritable révolution administrative. </text:span></text:p>
                  </text:list-item>
                </text:list>
              </text:list-item>
            </text:list>
          </draw:text-box>
        </draw:frame>
        <presentation:notes draw:style-name="dp2">
          <draw:page-thumbnail draw:style-name="gr2" draw:layer="layout" svg:width="17.682cm" svg:height="11.29cm" svg:x="1.421cm" svg:y="2.363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MEEM_5f_MLHD_5f_presentation_5f_4_5f_31" presentation:presentation-page-layout-name="AL1T1" presentation:use-date-time-name="dtd1">
        <office:forms form:automatic-focus="false" form:apply-design-mode="false"/>
        <draw:frame presentation:style-name="pr5" draw:layer="layout" svg:width="23.4cm" svg:height="14.386cm" svg:x="1.8cm" svg:y="2cm" presentation:class="outline" presentation:user-transformed="true">
          <draw:text-box>
            <text:list text:style-name="L2">
              <text:list-item>
                <text:list>
                  <text:list-item>
                    <text:p>la saisine par voie électronique rentré en vigueur le 7 novembre 2015 pour l'Etat et ses établissements publics et le 7 novembre 2016 pour les CT,qui permet à tout usager de saisir l'Administration pour toute demande, déclaration, information, joindre un document.</text:p>
                    <text:p/>
                  </text:list-item>
                  <text:list-item>
                    <text:p>l'ordonnance du 7 mai 2015 relatif relative à l'adaptation du secret professionnel dans les échanges d'informations entre autorités administratives et à la suppression de la production de pièces justificatives qui amende la loi du 12 avril 2000 (article 16A) relative aux droits des citoyens dans leurs relations avec les administrations.</text:p>
                    <text:p/>
                  </text:list-item>
                  <text:list-item>
                    <text:p>Entrée en vigueur du CRPA (Code des relations entre l'Administration et le Public) au 1er janvier 2016. </text:p>
                  </text:list-item>
                </text:list>
              </text:list-item>
            </text:list>
          </draw:text-box>
        </draw:frame>
        <presentation:notes draw:style-name="dp2">
          <draw:page-thumbnail draw:style-name="gr2" draw:layer="layout" svg:width="17.682cm" svg:height="11.29cm" svg:x="1.421cm" svg:y="2.363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MEEM_5f_MLHD_5f_presentation_5f_4_5f_31" presentation:presentation-page-layout-name="AL1T1" presentation:use-date-time-name="dtd1">
        <office:forms form:automatic-focus="false" form:apply-design-mode="false"/>
        <draw:frame presentation:style-name="pr7" draw:text-style-name="P5" draw:layer="layout" svg:width="23.6cm" svg:height="16cm" svg:x="2.2cm" svg:y="1.2cm" presentation:class="outline" presentation:user-transformed="true">
          <draw:text-box>
            <text:list text:style-name="L2">
              <text:list-item>
                <text:p><text:span text:style-name="T5">Afin de répondre aux besoins des ministères de dématérialiser de façon industrielle les démarches, le SGMAP a développé un outil générique,facilement paramétrable en fonction des besoins liés à chaque procédure et permettant de facilter les échanges entre les usagers et l'administration :"Téléprocédure simplifiée" (TPS).</text:span></text:p>
              </text:list-item>
              <text:list-item>
                <text:p><text:span text:style-name="T5">Il permet, grâce à des fonctionnalités et à une ergonomie simples, de créer aisément des démarches en ligne ouvertes aux échanges et au partage de dossiers entre le demandeur et les services instructeurs.</text:span></text:p>
              </text:list-item>
              <text:list-item>
                <text:p><text:span text:style-name="T5">Il offre la possibilité d'un accompagnement de l'usager, en amont du dépôt de sa demande puis un suivi de l'état d'avancement de l'instruction de son dossier. Les <text:s/>services instructeurs peuvent ainsi aider l'usager, via des échanges interactifs, à la constitution de son dossier (pour sa complétude notamment).</text:span></text:p>
              </text:list-item>
              <text:list-item>
                <text:p><text:span text:style-name="T5">Il est connecté à l'interface inter-ministérielle "API Entreprise" qui permet de ne plus demander à l'usager les documents et données détenues par les administrations, en favorisant l'échange et la réutilisation de ces documents et données entre services publics. </text:span></text:p>
              </text:list-item>
              <text:list-item>
                <text:p><text:span text:style-name="T5">En pratique, le demandeur fournit son numéro SIRET, qui permet à l'administration d'interroger l' "API Entreprise" et de récupérer des données fournies par l'INSEE (statuts de l'entreprise), la DGFIP (liasse fiscale, attestation de régularité fiscale...), etc.</text:span></text:p>
              </text:list-item>
            </text:list>
          </draw:text-box>
        </draw:frame>
        <presentation:notes draw:style-name="dp2">
          <draw:page-thumbnail draw:style-name="gr2" draw:layer="layout" svg:width="17.682cm" svg:height="11.29cm" svg:x="1.421cm" svg:y="2.363cm" draw:page-number="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ans4" svg:font-family="'Liberation Sans'" style:font-adornments="Gras" style:font-family-generic="roman" style:font-pitch="variable"/>
    <style:font-face style:name="Liberation Sans2" svg:font-family="'Liberation Sans'" style:font-adornments="Normal"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5" svg:font-family="'Liberation Sans'" style:font-adornments="Gras" style:font-family-generic="swiss" style:font-pitch="variable"/>
    <style:font-face style:name="Liberation Sans3" svg:font-family="'Liberation Sans'"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1cm" draw:dots2="10" draw:distance="0.15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EEM_5f_MLHD_5f_presentation_5f_4_5f_3-background" style:display-name="MEEM_MLHD_presentation_4_3-background" style:family="presentation">
      <style:graphic-properties draw:stroke="none" draw:fill="none"/>
      <style:text-properties style:letter-kerning="true"/>
    </style:style>
    <style:style style:name="MEEM_5f_MLHD_5f_presentation_5f_4_5f_3-backgroundobjects" style:display-name="MEEM_MLHD_presentation_4_3-backgroundobjects" style:family="presentation">
      <style:graphic-properties draw:shadow="hidden" draw:shadow-offset-x="0.3cm" draw:shadow-offset-y="0.3cm" draw:shadow-color="#808080"/>
      <style:text-properties style:letter-kerning="true"/>
    </style:style>
    <style:style style:name="MEEM_5f_MLHD_5f_presentation_5f_4_5f_3-notes" style:display-name="MEEM_MLHD_presentation_4_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EM_5f_MLHD_5f_presentation_5f_4_5f_3-outline1" style:display-name="MEEM_MLHD_presentation_4_3-outline1" style:family="presentation">
      <style:graphic-properties draw:stroke="none" draw:fill="none">
        <text:list-style style:name="MEEM_5f_MLHD_5f_presentation_5f_4_5f_3-outline1" style:display-name="MEEM_MLHD_presentation_4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1" fo:font-family="'Liberation Sans'" style:font-family-generic="swiss" style:font-pitch="variable" fo:font-size="20pt" fo:font-style="normal" fo:text-shadow="none" style:text-underline-style="none" fo:font-weight="bold" style:letter-kerning="true" style:font-name-asian="SimSun" style:font-family-asian="SimSun" style:font-family-generic-asian="system" style:font-pitch-asian="variable" style:font-size-asian="20pt" style:font-style-asian="normal" style:font-weight-asian="bold" style:font-name-complex="Mangal" style:font-family-complex="Mangal"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MEEM_5f_MLHD_5f_presentation_5f_4_5f_3-outline2" style:display-name="MEEM_MLHD_presentation_4_3-outline2" style:family="presentation" style:parent-style-name="MEEM_5f_MLHD_5f_presentation_5f_4_5f_3-outline1">
      <style:paragraph-properties fo:margin-left="0cm" fo:margin-right="0cm" fo:margin-top="0cm" fo:margin-bottom="0.4cm" fo:text-indent="0cm"/>
      <style:text-properties fo:font-size="28pt" style:font-size-asian="28pt" style:font-size-complex="28pt"/>
    </style:style>
    <style:style style:name="MEEM_5f_MLHD_5f_presentation_5f_4_5f_3-outline3" style:display-name="MEEM_MLHD_presentation_4_3-outline3" style:family="presentation" style:parent-style-name="MEEM_5f_MLHD_5f_presentation_5f_4_5f_3-outline2">
      <style:paragraph-properties fo:margin-left="0cm" fo:margin-right="0cm" fo:margin-top="0cm" fo:margin-bottom="0.298cm" fo:text-indent="0cm"/>
      <style:text-properties fo:font-size="24pt" style:font-size-asian="24pt" style:font-size-complex="24pt"/>
    </style:style>
    <style:style style:name="MEEM_5f_MLHD_5f_presentation_5f_4_5f_3-outline4" style:display-name="MEEM_MLHD_presentation_4_3-outline4" style:family="presentation" style:parent-style-name="MEEM_5f_MLHD_5f_presentation_5f_4_5f_3-outline3">
      <style:paragraph-properties fo:margin-left="0cm" fo:margin-right="0cm" fo:margin-top="0cm" fo:margin-bottom="0.198cm" fo:text-indent="0cm"/>
      <style:text-properties fo:font-size="20pt" style:font-size-asian="20pt" style:font-size-complex="20pt"/>
    </style:style>
    <style:style style:name="MEEM_5f_MLHD_5f_presentation_5f_4_5f_3-outline5" style:display-name="MEEM_MLHD_presentation_4_3-outline5" style:family="presentation" style:parent-style-name="MEEM_5f_MLHD_5f_presentation_5f_4_5f_3-outline4">
      <style:paragraph-properties fo:margin-left="0cm" fo:margin-right="0cm" fo:margin-top="0cm" fo:margin-bottom="0.098cm" fo:text-indent="0cm"/>
      <style:text-properties fo:font-size="20pt" style:font-size-asian="20pt" style:font-size-complex="20pt"/>
    </style:style>
    <style:style style:name="MEEM_5f_MLHD_5f_presentation_5f_4_5f_3-outline6" style:display-name="MEEM_MLHD_presentation_4_3-outline6" style:family="presentation" style:parent-style-name="MEEM_5f_MLHD_5f_presentation_5f_4_5f_3-outline5">
      <style:paragraph-properties fo:margin-left="0cm" fo:margin-right="0cm" fo:margin-top="0cm" fo:margin-bottom="0.098cm" fo:text-indent="0cm"/>
      <style:text-properties fo:font-size="20pt" style:font-size-asian="20pt" style:font-size-complex="20pt"/>
    </style:style>
    <style:style style:name="MEEM_5f_MLHD_5f_presentation_5f_4_5f_3-outline7" style:display-name="MEEM_MLHD_presentation_4_3-outline7" style:family="presentation" style:parent-style-name="MEEM_5f_MLHD_5f_presentation_5f_4_5f_3-outline6">
      <style:paragraph-properties fo:margin-left="0cm" fo:margin-right="0cm" fo:margin-top="0cm" fo:margin-bottom="0.098cm" fo:text-indent="0cm"/>
      <style:text-properties fo:font-size="20pt" style:font-size-asian="20pt" style:font-size-complex="20pt"/>
    </style:style>
    <style:style style:name="MEEM_5f_MLHD_5f_presentation_5f_4_5f_3-outline8" style:display-name="MEEM_MLHD_presentation_4_3-outline8" style:family="presentation" style:parent-style-name="MEEM_5f_MLHD_5f_presentation_5f_4_5f_3-outline7">
      <style:paragraph-properties fo:margin-left="0cm" fo:margin-right="0cm" fo:margin-top="0cm" fo:margin-bottom="0.098cm" fo:text-indent="0cm"/>
      <style:text-properties fo:font-size="20pt" style:font-size-asian="20pt" style:font-size-complex="20pt"/>
    </style:style>
    <style:style style:name="MEEM_5f_MLHD_5f_presentation_5f_4_5f_3-outline9" style:display-name="MEEM_MLHD_presentation_4_3-outline9" style:family="presentation" style:parent-style-name="MEEM_5f_MLHD_5f_presentation_5f_4_5f_3-outline8">
      <style:paragraph-properties fo:margin-left="0cm" fo:margin-right="0cm" fo:margin-top="0cm" fo:margin-bottom="0.098cm" fo:text-indent="0cm"/>
      <style:text-properties fo:font-size="20pt" style:font-size-asian="20pt" style:font-size-complex="20pt"/>
    </style:style>
    <style:style style:name="MEEM_5f_MLHD_5f_presentation_5f_4_5f_3-subtitle" style:display-name="MEEM_MLHD_presentation_4_3-subtitle" style:family="presentation">
      <style:graphic-properties draw:stroke="none" draw:fill="none" draw:textarea-vertical-align="middle">
        <text:list-style style:name="MEEM_5f_MLHD_5f_presentation_5f_4_5f_3-subtitle" style:display-name="MEEM_MLHD_presentation_4_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EM_5f_MLHD_5f_presentation_5f_4_5f_3-title" style:display-name="MEEM_MLHD_presentation_4_3-title" style:family="presentation">
      <style:graphic-properties draw:stroke="none" draw:fill="none" draw:textarea-vertical-align="middle">
        <text:list-style style:name="MEEM_5f_MLHD_5f_presentation_5f_4_5f_3-title" style:display-name="MEEM_MLHD_presentation_4_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c4c4c" style:text-outline="false" style:text-line-through-style="none" style:text-line-through-type="none" style:font-name="Liberation Sans1" fo:font-family="'Liberation Sans'" style:font-family-generic="swiss" style:font-pitch="variable" fo:font-size="50pt" fo:font-style="normal" fo:text-shadow="none" style:text-underline-style="none" fo:font-weight="bold" style:letter-kerning="true" style:font-name-asian="SimSun" style:font-family-asian="SimSun" style:font-family-generic-asian="system" style:font-pitch-asian="variable" style:font-size-asian="50pt" style:font-style-asian="normal" style:font-weight-asian="bold" style:font-name-complex="Mangal" style:font-family-complex="Mangal" style:font-family-generic-complex="system" style:font-pitch-complex="variable" style:font-size-complex="50pt" style:font-style-complex="normal" style:font-weight-complex="bold" style:text-emphasize="none" style:font-relief="none" style:text-overline-style="none" style:text-overline-color="font-color"/>
    </style:style>
    <style:style style:name="MEEM_5f_MLHD_5f_presentation_5f_4_5f_31-background" style:display-name="MEEM_MLHD_presentation_4_31-background" style:family="presentation">
      <style:graphic-properties draw:stroke="none" draw:fill="none"/>
      <style:text-properties style:letter-kerning="true"/>
    </style:style>
    <style:style style:name="MEEM_5f_MLHD_5f_presentation_5f_4_5f_31-backgroundobjects" style:display-name="MEEM_MLHD_presentation_4_31-backgroundobjects" style:family="presentation">
      <style:graphic-properties draw:shadow="hidden" draw:shadow-offset-x="0.3cm" draw:shadow-offset-y="0.3cm" draw:shadow-color="#808080"/>
      <style:text-properties style:letter-kerning="true"/>
    </style:style>
    <style:style style:name="MEEM_5f_MLHD_5f_presentation_5f_4_5f_31-notes" style:display-name="MEEM_MLHD_presentation_4_3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EM_5f_MLHD_5f_presentation_5f_4_5f_31-outline1" style:display-name="MEEM_MLHD_presentation_4_31-outline1" style:family="presentation">
      <style:graphic-properties draw:stroke="none" draw:fill="none">
        <text:list-style style:name="MEEM_5f_MLHD_5f_presentation_5f_4_5f_31-outline1" style:display-name="MEEM_MLHD_presentation_4_31-outline1">
          <text:list-level-style-bullet text:level="1" text:bullet-char="">
            <style:list-level-properties text:space-before="0.3cm" text:min-label-width="0.9cm"/>
            <style:text-properties fo:font-family="Wingdings" style:font-style-name="Normal" style:font-charset="x-symbol" fo:color="#666666" fo:font-size="100%"/>
          </text:list-level-style-bullet>
          <text:list-level-style-bullet text:level="2" text:bullet-char="">
            <style:list-level-properties text:space-before="1.5cm" text:min-label-width="0.9cm"/>
            <style:text-properties fo:font-family="Wingdings" style:font-style-name="Normal" style:font-charset="x-symbol" fo:color="#666666" fo:font-size="100%"/>
          </text:list-level-style-bullet>
          <text:list-level-style-bullet text:level="3" text:bullet-char="">
            <style:list-level-properties text:space-before="2.8cm" text:min-label-width="0.8cm"/>
            <style:text-properties fo:font-family="Wingdings" style:font-style-name="Normal" style:font-charset="x-symbol" fo:color="#666666" fo:font-size="100%"/>
          </text:list-level-style-bullet>
          <text:list-level-style-bullet text:level="4" text:bullet-char="">
            <style:list-level-properties text:space-before="2.8cm" text:min-label-width="0.8cm"/>
            <style:text-properties fo:font-family="Wingdings" style:font-style-name="Normal" style:font-charset="x-symbol" fo:color="#666666" fo:font-size="100%"/>
          </text:list-level-style-bullet>
          <text:list-level-style-bullet text:level="5" text:bullet-char="">
            <style:list-level-properties text:space-before="2.8cm" text:min-label-width="0.8cm"/>
            <style:text-properties fo:font-family="Wingdings" style:font-style-name="Normal" style:font-charset="x-symbol" fo:color="#666666" fo:font-size="100%"/>
          </text:list-level-style-bullet>
          <text:list-level-style-number text:level="6" style:num-format="">
            <style:list-level-properties text:space-before="6.6cm" text:min-label-width="0.6cm"/>
            <style:text-properties fo:color="#666666" fo:font-size="45%"/>
          </text:list-level-style-number>
          <text:list-level-style-number text:level="7" style:num-format="">
            <style:list-level-properties text:space-before="7.8cm" text:min-label-width="0.6cm"/>
            <style:text-properties fo:color="#666666" fo:font-size="45%"/>
          </text:list-level-style-number>
          <text:list-level-style-number text:level="8" style:num-format="">
            <style:list-level-properties text:space-before="9cm" text:min-label-width="0.6cm"/>
            <style:text-properties fo:color="#666666" fo:font-size="45%"/>
          </text:list-level-style-number>
          <text:list-level-style-number text:level="9" style:num-format="">
            <style:list-level-properties text:space-before="10.2cm" text:min-label-width="0.6cm"/>
            <style:text-properties fo:color="#666666" fo:font-size="45%"/>
          </text:list-level-style-number>
          <text:list-level-style-number text:level="10" style:num-format="">
            <style:list-level-properties text:space-before="11.4cm" text:min-label-width="0.6cm"/>
            <style:text-properties fo:color="#666666" fo:font-size="45%"/>
          </text:list-level-style-number>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3" fo:font-family="'Liberation Sans'" style:font-style-name="Normal" style:font-family-generic="swiss"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EM_5f_MLHD_5f_presentation_5f_4_5f_31-outline2" style:display-name="MEEM_MLHD_presentation_4_31-outline2" style:family="presentation" style:parent-style-name="MEEM_5f_MLHD_5f_presentation_5f_4_5f_31-outline1">
      <style:paragraph-properties fo:margin-left="0cm" fo:margin-right="0cm" fo:margin-top="0cm" fo:margin-bottom="0.398cm" fo:text-indent="0cm"/>
      <style:text-properties fo:font-size="18pt" style:font-size-asian="28pt" style:font-size-complex="28pt"/>
    </style:style>
    <style:style style:name="MEEM_5f_MLHD_5f_presentation_5f_4_5f_31-outline3" style:display-name="MEEM_MLHD_presentation_4_31-outline3" style:family="presentation" style:parent-style-name="MEEM_5f_MLHD_5f_presentation_5f_4_5f_31-outline2">
      <style:paragraph-properties fo:margin-left="0cm" fo:margin-right="0cm" fo:margin-top="0cm" fo:margin-bottom="0.3cm" fo:text-indent="0cm"/>
      <style:text-properties fo:font-size="16pt" style:font-size-asian="24pt" style:font-size-complex="24pt"/>
    </style:style>
    <style:style style:name="MEEM_5f_MLHD_5f_presentation_5f_4_5f_31-outline4" style:display-name="MEEM_MLHD_presentation_4_31-outline4" style:family="presentation" style:parent-style-name="MEEM_5f_MLHD_5f_presentation_5f_4_5f_31-outline3">
      <style:paragraph-properties fo:margin-left="0cm" fo:margin-right="0cm" fo:margin-top="0cm" fo:margin-bottom="0.2cm" fo:text-indent="0cm"/>
      <style:text-properties fo:font-size="16pt" style:font-size-asian="20pt" style:font-size-complex="20pt"/>
    </style:style>
    <style:style style:name="MEEM_5f_MLHD_5f_presentation_5f_4_5f_31-outline5" style:display-name="MEEM_MLHD_presentation_4_31-outline5" style:family="presentation" style:parent-style-name="MEEM_5f_MLHD_5f_presentation_5f_4_5f_31-outline4">
      <style:paragraph-properties fo:margin-left="0cm" fo:margin-right="0cm" fo:margin-top="0cm" fo:margin-bottom="0.1cm" fo:text-indent="0cm"/>
      <style:text-properties fo:font-size="16pt" style:font-size-asian="20pt" style:font-size-complex="20pt"/>
    </style:style>
    <style:style style:name="MEEM_5f_MLHD_5f_presentation_5f_4_5f_31-outline6" style:display-name="MEEM_MLHD_presentation_4_31-outline6" style:family="presentation" style:parent-style-name="MEEM_5f_MLHD_5f_presentation_5f_4_5f_31-outline5">
      <style:paragraph-properties fo:margin-left="0cm" fo:margin-right="0cm" fo:margin-top="0cm" fo:margin-bottom="0.1cm" fo:text-indent="0cm"/>
      <style:text-properties fo:font-size="16pt" style:font-size-asian="20pt" style:font-size-complex="20pt"/>
    </style:style>
    <style:style style:name="MEEM_5f_MLHD_5f_presentation_5f_4_5f_31-outline7" style:display-name="MEEM_MLHD_presentation_4_31-outline7" style:family="presentation" style:parent-style-name="MEEM_5f_MLHD_5f_presentation_5f_4_5f_31-outline6">
      <style:paragraph-properties fo:margin-left="0cm" fo:margin-right="0cm" fo:margin-top="0cm" fo:margin-bottom="0.1cm" fo:text-indent="0cm"/>
      <style:text-properties fo:font-size="16pt" style:font-size-asian="20pt" style:font-size-complex="20pt"/>
    </style:style>
    <style:style style:name="MEEM_5f_MLHD_5f_presentation_5f_4_5f_31-outline8" style:display-name="MEEM_MLHD_presentation_4_31-outline8" style:family="presentation" style:parent-style-name="MEEM_5f_MLHD_5f_presentation_5f_4_5f_31-outline7">
      <style:paragraph-properties fo:margin-left="0cm" fo:margin-right="0cm" fo:margin-top="0cm" fo:margin-bottom="0.1cm" fo:text-indent="0cm"/>
      <style:text-properties fo:font-size="16pt" style:font-size-asian="20pt" style:font-size-complex="20pt"/>
    </style:style>
    <style:style style:name="MEEM_5f_MLHD_5f_presentation_5f_4_5f_31-outline9" style:display-name="MEEM_MLHD_presentation_4_31-outline9" style:family="presentation" style:parent-style-name="MEEM_5f_MLHD_5f_presentation_5f_4_5f_31-outline8">
      <style:paragraph-properties fo:margin-left="0cm" fo:margin-right="0cm" fo:margin-top="0cm" fo:margin-bottom="0.1cm" fo:text-indent="0cm"/>
      <style:text-properties fo:font-size="16pt" style:font-size-asian="20pt" style:font-size-complex="20pt"/>
    </style:style>
    <style:style style:name="MEEM_5f_MLHD_5f_presentation_5f_4_5f_31-subtitle" style:display-name="MEEM_MLHD_presentation_4_31-subtitle" style:family="presentation">
      <style:graphic-properties draw:stroke="none" draw:fill="none" draw:textarea-vertical-align="middle">
        <text:list-style style:name="MEEM_5f_MLHD_5f_presentation_5f_4_5f_31-subtitle" style:display-name="MEEM_MLHD_presentation_4_3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EM_5f_MLHD_5f_presentation_5f_4_5f_31-title" style:display-name="MEEM_MLHD_presentation_4_31-title" style:family="presentation">
      <style:graphic-properties draw:stroke="none" draw:fill="none" draw:textarea-vertical-align="middle">
        <text:list-style style:name="MEEM_5f_MLHD_5f_presentation_5f_4_5f_31-title" style:display-name="MEEM_MLHD_presentation_4_3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Liberation Sans5" fo:font-family="'Liberation Sans'" style:font-style-name="Gras" style:font-family-generic="swiss" style:font-pitch="variable" fo:font-size="44pt" fo:font-style="normal" fo:text-shadow="none" style:text-underline-style="none" fo:font-weight="bold" style:letter-kerning="true" style:font-name-asian="Lucida Sans Unicode" style:font-family-asian="'Lucida Sans Unicode'"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EM_5f_MLHD_5f_presentation_5f_4_5f_3-backgroundobjects">
      <style:graphic-properties draw:stroke="none" draw:fill="none" draw:fill-color="#ffffff" draw:auto-grow-height="false" fo:min-height="1.485cm"/>
    </style:style>
    <style:style style:name="Mpr2" style:family="presentation" style:parent-style-name="MEEM_5f_MLHD_5f_presentation_5f_4_5f_3-backgroundobjects">
      <style:graphic-properties draw:stroke="none" draw:fill="none" draw:fill-color="#ffffff" draw:textarea-vertical-align="bottom" draw:auto-grow-height="false" fo:min-height="1.485cm"/>
    </style:style>
    <style:style style:name="Mpr3" style:family="presentation" style:parent-style-name="MEEM_5f_MLHD_5f_presentation_5f_4_5f_31-backgroundobjects">
      <style:graphic-properties draw:stroke="none" draw:fill="none" draw:fill-color="#ffffff" draw:auto-grow-height="false" fo:min-height="1.449cm"/>
    </style:style>
    <style:style style:name="Mpr4" style:family="presentation" style:parent-style-name="MEEM_5f_MLHD_5f_presentation_5f_4_5f_31-backgroundobjects">
      <style:graphic-properties draw:stroke="none" draw:fill="none" fo:min-height="0.741cm"/>
    </style:style>
    <style:style style:name="Mpr5" style:family="presentation" style:parent-style-name="MEEM_5f_MLHD_5f_presentation_5f_4_5f_31-backgroundobjects">
      <style:graphic-properties draw:stroke="none" draw:fill="none" draw:fill-color="#ffffff" draw:auto-grow-height="false" fo:min-height="1.485cm"/>
    </style:style>
    <style:style style:name="Mpr6" style:family="presentation" style:parent-style-name="MEEM_5f_MLHD_5f_presentation_5f_4_5f_3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end"/>
    </style:style>
    <style:style style:name="MP7" style:family="paragraph">
      <loext:graphic-properties draw:fill="none"/>
      <style:paragraph-properties fo:text-align="end"/>
      <style:text-properties fo:font-size="14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1" fo:font-size="12pt" fo:language="en" fo:country="US" style:font-size-asian="12pt" style:language-asian="en" style:country-asian="US" style:font-size-complex="12pt" style:language-complex="en" style:country-complex="US"/>
    </style:style>
    <style:style style:name="MT3" style:family="text">
      <style:text-properties style:font-name="Liberation Sans1" fo:font-size="14pt" fo:font-weight="bold" style:font-size-asian="14pt" style:font-weight-asian="bold" style:font-size-complex="14pt" style:font-weight-complex="bold"/>
    </style:style>
    <style:style style:name="MT4" style:family="text">
      <style:text-properties fo:color="#000000" style:font-name="Liberation Sans1"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EEM_5f_MLHD_5f_presentation_5f_4_5f_3" style:display-name="MEEM_MLHD_presentation_4_3" style:page-layout-name="PM1" draw:style-name="Mdp1">
      <draw:frame draw:style-name="Mgr3" draw:text-style-name="MP5" draw:layer="backgroundobjects" svg:width="27.999cm" svg:height="15.748cm" svg:x="0.001cm" svg:y="5.252cm">
        <draw:image xlink:href="Pictures/100000000000078000000438AA615DA414EFC6D0.png" xlink:type="simple" xlink:show="embed" xlink:actuate="onLoad">
          <text:p/>
        </draw:image>
      </draw:frame>
      <draw:frame presentation:style-name="MEEM_5f_MLHD_5f_presentation_5f_4_5f_3-title" draw:layer="backgroundobjects" svg:width="16.179cm" svg:height="5.141cm" svg:x="10.42cm" svg:y="0.837cm" presentation:class="title" presentation:placeholder="true">
        <draw:text-box/>
      </draw:frame>
      <draw:frame presentation:style-name="MEEM_5f_MLHD_5f_presentation_5f_4_5f_3-outline1" draw:layer="backgroundobjects" svg:width="13.327cm" svg:height="12.18cm" svg:x="11.32cm" svg:y="6.428cm" presentation:class="outline" presentation:placeholder="true">
        <draw:text-box/>
      </draw:frame>
      <presentation:notes style:page-layout-name="PM0">
        <draw:page-thumbnail presentation:style-name="MEEM_5f_MLHD_5f_presentation_5f_4_5f_3-title" draw:layer="backgroundobjects" svg:width="14.848cm" svg:height="11.136cm" svg:x="3.075cm" svg:y="2.257cm" presentation:class="page"/>
        <draw:frame presentation:style-name="MEEM_5f_MLHD_5f_presentation_5f_4_5f_3-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EEM_5f_MLHD_5f_presentation_5f_4_5f_31" style:display-name="MEEM_MLHD_presentation_4_31" style:page-layout-name="PM1" draw:style-name="Mdp1">
      <draw:frame presentation:style-name="MEEM_5f_MLHD_5f_presentation_5f_4_5f_31-title" draw:layer="backgroundobjects" svg:width="25.199cm" svg:height="3.507cm" svg:x="1.4cm" svg:y="0.836cm" presentation:class="title" presentation:placeholder="true">
        <draw:text-box/>
      </draw:frame>
      <draw:frame presentation:style-name="MEEM_5f_MLHD_5f_presentation_5f_4_5f_31-outline1" draw:layer="backgroundobjects" svg:width="22.509cm" svg:height="12.18cm" svg:x="3.034cm" svg:y="4.913cm" presentation:class="outline" presentation:placeholder="true">
        <draw:text-box/>
      </draw:frame>
      <draw:frame presentation:style-name="Mpr3" draw:text-style-name="MP2" draw:layer="backgroundobjects" svg:width="6.523cm" svg:height="0.8cm" svg:x="20cm" svg:y="19.621cm" presentation:class="date-time">
        <draw:text-box>
          <text:p text:style-name="MP3"><text:span text:style-name="MT2"><presentation:date-time/></text:span></text:p>
        </draw:text-box>
      </draw:frame>
      <draw:frame presentation:style-name="Mpr4" draw:text-style-name="MP7" draw:layer="backgroundobjects" svg:width="3.282cm" svg:height="0.741cm" svg:x="11.112cm" svg:y="19.724cm">
        <draw:text-box>
          <text:p text:style-name="MP6"><text:span text:style-name="MT3">- </text:span><text:span text:style-name="MT3"><text:page-number>&lt;numéro&gt;</text:page-number></text:span><text:span text:style-name="MT3"> -</text:span></text:p>
        </draw:text-box>
      </draw:frame>
      <draw:frame presentation:style-name="Mpr3" draw:text-style-name="MP9" draw:layer="backgroundobjects" svg:width="8.875cm" svg:height="0.591cm" svg:x="2.267cm" svg:y="19.728cm" presentation:class="footer">
        <draw:text-box>
          <text:p text:style-name="MP8"><text:span text:style-name="MT4"><presentation:footer/></text:span></text:p>
        </draw:text-box>
      </draw:frame>
      <draw:frame draw:style-name="Mgr3" draw:text-style-name="MP5" draw:layer="backgroundobjects" svg:width="27.999cm" svg:height="15.748cm" svg:x="0.001cm" svg:y="3.8cm">
        <draw:image xlink:href="Pictures/100000000000078000000438A923986718E2584A.png" xlink:type="simple" xlink:show="embed" xlink:actuate="onLoad">
          <text:p/>
        </draw:image>
      </draw:frame>
      <presentation:notes style:page-layout-name="PM0">
        <draw:page-thumbnail presentation:style-name="MEEM_5f_MLHD_5f_presentation_5f_4_5f_31-title" draw:layer="backgroundobjects" svg:width="17.682cm" svg:height="11.29cm" svg:x="1.421cm" svg:y="2.363cm" presentation:class="page"/>
        <draw:frame presentation:style-name="MEEM_5f_MLHD_5f_presentation_5f_4_5f_3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5:43:29.230000000</meta:creation-date>
    <meta:editing-duration>PT11M44S</meta:editing-duration>
    <meta:editing-cycles>2</meta:editing-cycles>
    <meta:generator>LibreOffice/5.0.6.3.0$Windows_x86 LibreOffice_project/fe46e5b82646505d0acf84e14cef05527e401d3b</meta:generator>
    <meta:initial-creator>Joël Mognol</meta:initial-creator>
    <dc:date>2018-03-02T15:54:38.836000000</dc:date>
    <dc:creator>Joël Mognol</dc:creator>
    <meta:document-statistic meta:object-count="44"/>
    <meta:user-defined meta:name="Info 1"/>
    <meta:user-defined meta:name="Info 2"/>
    <meta:user-defined meta:name="Info 3"/>
    <meta:user-defined meta:name="Info 4"/>
    <meta:user-defined meta:name="Modèles - Commande MOA" meta:value-type="string">SG/DICOM/IE</meta:user-defined>
    <meta:user-defined meta:name="Modèles - Date du modèle" meta:value-type="date">2016-03-31</meta:user-defined>
    <meta:user-defined meta:name="Modèles - Nom du modèle " meta:value-type="string">MEEM_MLHD_presentation_4_3</meta:user-defined>
    <meta:user-defined meta:name="Modèles - Production modèle" meta:value-type="string">PNE Environnement de travail</meta:user-defined>
    <meta:user-defined meta:name="Modèles - Version de réalisation " meta:value-type="string">Libo 5</meta:user-defined>
  </office:meta>
</office:document-meta>
</file>